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ayes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Mean Diff</text:p>
          </table:table-cell>
          <table:table-cell table:formula="of:=AVERAGE([.C2:.C11])" office:value-type="float" office:value="0.0627638595439" calcext:value-type="float">
            <text:p>0.0627638595</text:p>
          </table:table-cell>
        </table:table-row>
        <table:table-row table:style-name="ro1">
          <table:table-cell office:value-type="float" office:value="0.902862505866" calcext:value-type="float">
            <text:p>0.9028625059</text:p>
          </table:table-cell>
          <table:table-cell office:value-type="float" office:value="0.827003214668" calcext:value-type="float">
            <text:p>0.8270032147</text:p>
          </table:table-cell>
          <table:table-cell table:formula="of:=[.A2]-[.B2]" office:value-type="float" office:value="0.0758592911980001" calcext:value-type="float">
            <text:p>0.0758592912</text:p>
          </table:table-cell>
          <table:table-cell/>
          <table:table-cell office:value-type="string" calcext:value-type="string">
            <text:p>Std Dev Diff</text:p>
          </table:table-cell>
          <table:table-cell table:formula="of:=COM.MICROSOFT.STDEV.S([.C2:.C11])" office:value-type="float" office:value="0.00713927702508348" calcext:value-type="float">
            <text:p>0.007139277</text:p>
          </table:table-cell>
        </table:table-row>
        <table:table-row table:style-name="ro1">
          <table:table-cell office:value-type="float" office:value="0.899566473988" calcext:value-type="float">
            <text:p>0.899566474</text:p>
          </table:table-cell>
          <table:table-cell office:value-type="float" office:value="0.836637878604" calcext:value-type="float">
            <text:p>0.8366378786</text:p>
          </table:table-cell>
          <table:table-cell table:formula="of:=[.A3]-[.B3]" office:value-type="float" office:value="0.062928595384" calcext:value-type="float">
            <text:p>0.0629285954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04351984696" calcext:value-type="float">
            <text:p>0.9043519847</text:p>
          </table:table-cell>
          <table:table-cell office:value-type="float" office:value="0.834683758617" calcext:value-type="float">
            <text:p>0.8346837586</text:p>
          </table:table-cell>
          <table:table-cell table:formula="of:=[.A4]-[.B4]" office:value-type="float" office:value="0.069668226079" calcext:value-type="float">
            <text:p>0.0696682261</text:p>
          </table:table-cell>
          <table:table-cell/>
          <table:table-cell office:value-type="string" calcext:value-type="string">
            <text:p>Standard Error</text:p>
          </table:table-cell>
          <table:table-cell table:formula="of:=[.F2]/SQRT([.F3])" office:value-type="float" office:value="0.00225763762461748" calcext:value-type="float">
            <text:p>0.0022576376</text:p>
          </table:table-cell>
        </table:table-row>
        <table:table-row table:style-name="ro1">
          <table:table-cell office:value-type="float" office:value="0.903960161252" calcext:value-type="float">
            <text:p>0.9039601613</text:p>
          </table:table-cell>
          <table:table-cell office:value-type="float" office:value="0.833173996176" calcext:value-type="float">
            <text:p>0.8331739962</text:p>
          </table:table-cell>
          <table:table-cell table:formula="of:=[.A5]-[.B5]" office:value-type="float" office:value="0.070786165076" calcext:value-type="float">
            <text:p>0.0707861651</text:p>
          </table:table-cell>
          <table:table-cell/>
          <table:table-cell office:value-type="string" calcext:value-type="string">
            <text:p>T</text:p>
          </table:table-cell>
          <table:table-cell table:formula="of:=[.F1]/[.F4]" office:value-type="float" office:value="27.8006792850709" calcext:value-type="float">
            <text:p>27.8006792851</text:p>
          </table:table-cell>
        </table:table-row>
        <table:table-row table:style-name="ro1">
          <table:table-cell office:value-type="float" office:value="0.896650717703" calcext:value-type="float">
            <text:p>0.8966507177</text:p>
          </table:table-cell>
          <table:table-cell office:value-type="float" office:value="0.842669845054" calcext:value-type="float">
            <text:p>0.8426698451</text:p>
          </table:table-cell>
          <table:table-cell table:formula="of:=[.A6]-[.B6]" office:value-type="float" office:value="0.053980872649" calcext:value-type="float">
            <text:p>0.0539808726</text:p>
          </table:table-cell>
          <table:table-cell table:number-columns-repeated="3"/>
        </table:table-row>
        <table:table-row table:style-name="ro1">
          <table:table-cell office:value-type="float" office:value="0.898935534027" calcext:value-type="float">
            <text:p>0.898935534</text:p>
          </table:table-cell>
          <table:table-cell office:value-type="float" office:value="0.838205220739" calcext:value-type="float">
            <text:p>0.8382052207</text:p>
          </table:table-cell>
          <table:table-cell table:formula="of:=[.A7]-[.B7]" office:value-type="float" office:value="0.060730313288" calcext:value-type="float">
            <text:p>0.0607303133</text:p>
          </table:table-cell>
          <table:table-cell table:number-columns-repeated="3"/>
        </table:table-row>
        <table:table-row table:style-name="ro1">
          <table:table-cell office:value-type="float" office:value="0.89590443686" calcext:value-type="float">
            <text:p>0.8959044369</text:p>
          </table:table-cell>
          <table:table-cell office:value-type="float" office:value="0.839599609375" calcext:value-type="float">
            <text:p>0.8395996094</text:p>
          </table:table-cell>
          <table:table-cell table:formula="of:=[.A8]-[.B8]" office:value-type="float" office:value="0.056304827485" calcext:value-type="float">
            <text:p>0.0563048275</text:p>
          </table:table-cell>
          <table:table-cell table:number-columns-repeated="3"/>
        </table:table-row>
        <table:table-row table:style-name="ro1">
          <table:table-cell office:value-type="float" office:value="0.895319148936" calcext:value-type="float">
            <text:p>0.8953191489</text:p>
          </table:table-cell>
          <table:table-cell office:value-type="float" office:value="0.837254426389" calcext:value-type="float">
            <text:p>0.8372544264</text:p>
          </table:table-cell>
          <table:table-cell table:formula="of:=[.A9]-[.B9]" office:value-type="float" office:value="0.058064722547" calcext:value-type="float">
            <text:p>0.0580647225</text:p>
          </table:table-cell>
          <table:table-cell table:number-columns-repeated="3"/>
        </table:table-row>
        <table:table-row table:style-name="ro1">
          <table:table-cell office:value-type="float" office:value="0.904914150385" calcext:value-type="float">
            <text:p>0.9049141504</text:p>
          </table:table-cell>
          <table:table-cell office:value-type="float" office:value="0.842931937173" calcext:value-type="float">
            <text:p>0.8429319372</text:p>
          </table:table-cell>
          <table:table-cell table:formula="of:=[.A10]-[.B10]" office:value-type="float" office:value="0.061982213212" calcext:value-type="float">
            <text:p>0.0619822132</text:p>
          </table:table-cell>
          <table:table-cell table:number-columns-repeated="3"/>
        </table:table-row>
        <table:table-row table:style-name="ro1">
          <table:table-cell office:value-type="float" office:value="0.900206135564" calcext:value-type="float">
            <text:p>0.9002061356</text:p>
          </table:table-cell>
          <table:table-cell office:value-type="float" office:value="0.842872767043" calcext:value-type="float">
            <text:p>0.842872767</text:p>
          </table:table-cell>
          <table:table-cell table:formula="of:=[.A11]-[.B11]" office:value-type="float" office:value="0.057333368521" calcext:value-type="float">
            <text:p>0.057333368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16:39:55.337765346</meta:creation-date>
    <dc:date>2016-04-08T17:02:04.075136885</dc:date>
    <meta:editing-duration>PT6M55S</meta:editing-duration>
    <meta:editing-cycles>1</meta:editing-cycles>
    <meta:document-statistic meta:table-count="1" meta:cell-count="43" meta:object-count="0"/>
    <meta:generator>LibreOffice/5.0.2.2$Linux_X86_64 LibreOffice_project/00m0$Build-2</meta:generator>
  </office:meta>
</office:document-meta>
</file>